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plesauce Bran Muffins</text:p>
      <text:p text:style-name="Standard">Makes 12 muffins</text:p>
      <text:p text:style-name="Standard"/>
      <text:p text:style-name="Standard">1 ½ cups bran</text:p>
      <text:p text:style-name="Standard">1 ½ cup applesauce</text:p>
      <text:p text:style-name="Standard">1 egg</text:p>
      <text:p text:style-name="Standard">¼ cup melted butter</text:p>
      <text:p text:style-name="Standard">½ cup Sucanat or brown sugar</text:p>
      <text:p text:style-name="Standard">1 ½ cups whole wheat pastry flour</text:p>
      <text:p text:style-name="Standard">1 T baking powder</text:p>
      <text:p text:style-name="Standard">1 t. cinnamon</text:p>
      <text:p text:style-name="Standard">½ cup raisins</text:p>
      <text:p text:style-name="Standard"/>
      <text:p text:style-name="Standard">In a large bowl mix bran, applesauce, egg, butter and Sucanat. Let this stand for 5 minutes. In a separate bowl mix the dry ingredients well. Mix this with the applesauce bran mixture, it will be lumpy. Stir in the raisins. Spoon batter into muffin pans that have been sprayed with non-stick cooking spray or lightly greased. Make sure to fill the muffin cups almost full. Bake at 400 degrees for 15 to 18 minutes. Remove from pans and cool sligh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8:31:00.19</meta:creation-date>
    <dc:date>2017-05-05T18:32:50.90</dc:date>
    <dc:creator>Crystal Miller</dc:creator>
    <meta:editing-duration>PT1M50S</meta:editing-duration>
    <meta:editing-cycles>2</meta:editing-cycles>
    <meta:generator>OpenOffice/4.1.1$Win32 OpenOffice.org_project/411m6$Build-9775</meta:generator>
    <meta:document-statistic meta:table-count="0" meta:image-count="0" meta:object-count="0" meta:page-count="1" meta:paragraph-count="12" meta:word-count="124" meta:character-count="648"/>
  </office:meta>
</office:document-meta>
</file>